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A7EE168E.png" manifest:media-type="image/pn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impleDark-title">
      <style:graphic-properties draw:fill="none" draw:auto-grow-height="true" fo:min-height="4.953cm" loext:decorative="false"/>
      <style:paragraph-properties style:writing-mode="lr-tb"/>
    </style:style>
    <style:style style:name="pr2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impleDark1-title">
      <style:graphic-properties fo:min-height="4.945cm" loext:decorative="false"/>
      <style:paragraph-properties style:writing-mode="lr-tb"/>
    </style:style>
    <style:style style:name="pr4" style:family="presentation" style:parent-style-name="SimpleDark1-outline1">
      <style:graphic-properties fo:min-height="6.399cm" loext:decorative="false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impleDark1-title">
      <style:graphic-properties fo:min-height="0.916cm" loext:decorative="false"/>
      <style:paragraph-properties style:writing-mode="lr-tb"/>
    </style:style>
    <style:style style:name="pr7" style:family="presentation" style:parent-style-name="SimpleDark1-outline1">
      <style:graphic-properties fo:min-height="10.901cm" loext:decorative="false"/>
      <style:paragraph-properties style:writing-mode="lr-tb"/>
    </style:style>
    <style:style style:name="pr8" style:family="presentation" style:parent-style-name="SimpleDark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7.062cm" loext:decorative="false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 / UMD - Calibration Call</presentation:footer-decl>
      <presentation:date-time-decl presentation:name="dtd1" presentation:source="fixed">2024-09-26</presentation:date-time-decl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5.191cm" svg:x="1.397cm" svg:y="0.523cm" presentation:class="title" presentation:user-transformed="true">
          <draw:text-box>
            <text:p>Towards a rate-based online MIP pea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7.33cm" svg:height="1.166cm" svg:x="0.305cm" svg:y="0.777cm" presentation:class="title" presentation:user-transformed="true">
          <draw:text-box>
            <text:p>Recap</text:p>
          </draw:text-box>
        </draw:frame>
        <draw:frame presentation:style-name="pr4" draw:layer="layout" svg:width="27.33cm" svg:height="11.151cm" svg:x="0.305cm" svg:y="2.667cm" presentation:class="outline">
          <draw:text-box>
            <text:list text:style-name="L2">
              <text:list-item>
                <text:p>GAP2024_023</text:p>
                <text:list>
                  <text:list-item>
                    <text:p>Analyze muon histograms to derive </text:p>
                    <text:p>rate-threshold relationship for calib.</text:p>
                  </text:list-item>
                  <text:list-item>
                    <text:p>Caveats due to dependence on WCD</text:p>
                  </text:list-item>
                </text:list>
              </text:list-item>
              <text:list-item>
                <text:p>GAP2024_0XX (pending...)</text:p>
                <text:list>
                  <text:list-item>
                    <text:p>Run dedicated tests on Infill stations</text:p>
                  </text:list-item>
                  <text:list-item>
                    <text:p>WCD-independent SSD calib. feasible</text:p>
                  </text:list-item>
                  <text:list-item>
                    <text:p>Error on rate-based MIP peak &lt; 5%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7.33cm" svg:height="1.166cm" svg:x="0.305cm" svg:y="0.777cm" presentation:class="title" presentation:user-transformed="true">
          <draw:text-box>
            <text:p>Recap</text:p>
          </draw:text-box>
        </draw:frame>
        <draw:frame presentation:style-name="pr4" draw:layer="layout" svg:width="27.33cm" svg:height="11.151cm" svg:x="0.305cm" svg:y="2.667cm" presentation:class="outline">
          <draw:text-box>
            <text:list text:style-name="L2">
              <text:list-item>
                <text:p>GAP2024_023</text:p>
                <text:list>
                  <text:list-item>
                    <text:p>Analyze muon histograms to derive </text:p>
                    <text:p>rate-threshold relationship for calib.</text:p>
                  </text:list-item>
                  <text:list-item>
                    <text:p>Caveats due to dependence on WCD</text:p>
                  </text:list-item>
                </text:list>
              </text:list-item>
              <text:list-item>
                <text:p>GAP2024_0XX (pending...)</text:p>
                <text:list>
                  <text:list-item>
                    <text:p>Run dedicated tests on Infill stations</text:p>
                  </text:list-item>
                  <text:list-item>
                    <text:p>WCD-independent SSD calib. feasible</text:p>
                  </text:list-item>
                  <text:list-item>
                    <text:p>Error on rate-based MIP peak &lt; 5%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Changes in LS software</text:p>
          </draw:text-box>
        </draw:frame>
        <draw:frame presentation:style-name="pr7" draw:layer="layout" svg:width="27.33cm" svg:height="11.151cm" svg:x="0.305cm" svg:y="2.66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3" draw:layer="layout" svg:width="27.33cm" svg:height="8.264cm" svg:x="0.305cm" svg:y="3.743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20000000200A7EE168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David Nitz, Ricardo Sato, David Schmidt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Recap</text:span></text:p>
                </text:list-item>
                <text:list-item>
                  <text:p text:style-name="MP9"><text:span text:style-name="MT6">Changes in LS software</text:span></text:p>
                </text:list-item>
                <text:list-item>
                  <text:p text:style-name="MP9"><text:span text:style-name="MT6">DAQ integration tests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46M46S</meta:editing-duration>
    <meta:editing-cycles>20</meta:editing-cycles>
    <meta:generator>LibreOffice/24.8.0.3$Linux_X86_64 LibreOffice_project/480$Build-3</meta:generator>
    <meta:initial-creator>Paul Filip</meta:initial-creator>
    <dc:date>2024-09-22T10:05:59.727682239</dc:date>
    <meta:document-statistic meta:object-count="61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